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7.24mm"/>
    </style:style>
    <style:style style:name="ro1" style:family="table-row">
      <style:table-row-properties style:row-height="3.95mm" fo:break-before="auto" style:use-optimal-row-height="false"/>
    </style:style>
    <style:style style:name="ro2" style:family="table-row">
      <style:table-row-properties style:row-height="4.3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1"/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年月</text:p>
          </table:table-cell>
          <table:table-cell table:style-name="ce2" office:value-type="string" calcext:value-type="string">
            <text:p>バージョン</text:p>
          </table:table-cell>
          <table:table-cell table:style-name="ce4" office:value-type="string" calcext:value-type="string">
            <text:p>特徴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2016年2月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Javaとの完全互換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ava6バイトコードへのコンパイ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7年5月</text:p>
          </table:table-cell>
          <table:table-cell/>
          <table:table-cell table:style-name="ce6" office:value-type="string" calcext:value-type="string">
            <text:p>Androidの開発言語に正式採用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7年6月</text:p>
          </table:table-cell>
          <table:table-cell office:value-type="float" office:value="1.1" calcext:value-type="float">
            <text:p>1.1</text:p>
          </table:table-cell>
          <table:table-cell table:style-name="ce6" office:value-type="string" calcext:value-type="string">
            <text:p>JavaScript対応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コルーチン(実験的) async/await,yield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Java9サポート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コンパイル速度の向上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7年12月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kotlin.math API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BigInteger/BigDecima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シリアライズ可能な正規表現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18年11月</text:p>
          </table:table-cell>
          <table:table-cell office:value-type="float" office:value="1.3" calcext:value-type="float">
            <text:p>1.3</text:p>
          </table:table-cell>
          <table:table-cell table:style-name="ce6" office:value-type="string" calcext:value-type="string">
            <text:p>コルーチン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Kotlin/Nativ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契約(Contracts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インラインクラス(実験的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符号なし整数(実験的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@JvmDefaul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マルチプラットフォームRando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isNullOrEmpty/orEmpt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配列間での要素コピー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ifEmpty/ifBlan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kotlinx.serialization</text:p>
          </table:table-cell>
          <table:table-cell table:number-columns-repeated="1021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ヒラギノ明朝 ProN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0:04:27.793961754</meta:creation-date>
    <dc:date>2019-06-29T12:10:15.854063829</dc:date>
    <meta:editing-duration>PT12M31S</meta:editing-duration>
    <meta:editing-cycles>2</meta:editing-cycles>
    <meta:generator>LibreOffice/6.2.0.3$MacOSX_X86_64 LibreOffice_project/98c6a8a1c6c7b144ce3cc729e34964b47ce25d62</meta:generator>
    <meta:document-statistic meta:table-count="1" meta:cell-count="33" meta:object-count="0"/>
  </office:meta>
</office:document-meta>
</file>